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 fo:text-shadow="1pt 1pt" fo:font-weight="normal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 fo:text-shadow="1pt 1pt" fo:font-weight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98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0.635cm" svg:x2="0.635cm" svg:y2="14.605cm">
          <text:p/>
        </draw:line>
        <draw:line draw:style-name="gr2" draw:text-style-name="P4" draw:layer="layout" svg:x1="7.62cm" svg:y1="2.54cm" svg:x2="0.635cm" svg:y2="2.54cm">
          <text:p/>
        </draw:line>
        <draw:frame draw:style-name="gr3" draw:text-style-name="P6" draw:layer="layout" svg:width="6.35cm" svg:height="0.725cm" svg:x="0.635cm" svg:y="1.905cm">
          <draw:text-box>
            <text:p text:style-name="P5"><text:span text:style-name="T2">new</text:span></text:p>
          </draw:text-box>
        </draw:frame>
        <draw:frame draw:style-name="gr4" draw:text-style-name="P7" draw:layer="layout" svg:width="6.985cm" svg:height="10.679cm" svg:x="0.635cm" svg:y="3.175cm">
          <draw:text-box>
            <text:p text:style-name="P5"><text:span text:style-name="T3">= \= == \== &lt;&gt; &gt;&lt;</text:span></text:p>
            <text:p text:style-name="P5"><text:span text:style-name="T3">class</text:span></text:p>
            <text:p text:style-name="P5"><text:span text:style-name="T3">copy</text:span></text:p>
            <text:p text:style-name="P5"><text:span text:style-name="T3">defaultName</text:span></text:p>
            <text:p text:style-name="P5"><text:span text:style-name="T3">hasMethod</text:span></text:p>
            <text:p text:style-name="P5"><text:span text:style-name="T3">identityHash</text:span></text:p>
            <text:p text:style-name="P5"><text:span text:style-name="T3">init</text:span></text:p>
            <text:p text:style-name="P5"><text:span text:style-name="T3">instanceMethod</text:span></text:p>
            <text:p text:style-name="P5"><text:span text:style-name="T3">instanceMethods</text:span></text:p>
            <text:p text:style-name="P5"><text:span text:style-name="T3">isA</text:span></text:p>
            <text:p text:style-name="P5"><text:span text:style-name="T3">instanceOf</text:span></text:p>
            <text:p text:style-name="P5"><text:span text:style-name="T3">objectName</text:span></text:p>
            <text:p text:style-name="P5"><text:span text:style-name="T3">objectName=</text:span></text:p>
            <text:p text:style-name="P5"><text:span text:style-name="T3">request</text:span></text:p>
            <text:p text:style-name="P5"><text:span text:style-name="T3">run</text:span></text:p>
            <text:p text:style-name="P5"><text:span text:style-name="T3">send</text:span></text:p>
            <text:p text:style-name="P5"><text:span text:style-name="T3">sendWith</text:span></text:p>
            <text:p text:style-name="P5"><text:span text:style-name="T3">setMethod</text:span></text:p>
            <text:p text:style-name="P5"><text:span text:style-name="T3">start</text:span></text:p>
            <text:p text:style-name="P5"><text:span text:style-name="T3">startWith</text:span></text:p>
            <text:p text:style-name="P5"><text:span text:style-name="T3">string</text:span></text:p>
            <text:p text:style-name="P5"><text:span text:style-name="T3">unsetMethod</text:span></text:p>
          </draw:text-box>
        </draw:frame>
        <draw:line draw:style-name="gr2" draw:text-style-name="P3" draw:layer="layout" svg:x1="7.62cm" svg:y1="14.605cm" svg:x2="0.635cm" svg:y2="14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03T19:37:56.02</dc:date>
    <dc:language>en-US</dc:language>
    <meta:editing-cycles>6</meta:editing-cycles>
    <meta:editing-duration>PT00H06M29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